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2.3cm" fo:min-width="4.05cm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3" style:family="paragraph">
      <loext:graphic-properties draw:fill="none" draw:fill-color="#ffffff"/>
      <style:text-properties fo:color="#ff3333" style:font-name="Liberation Sans1"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-color="#ffffff"/>
    </style:style>
    <style:style style:name="T1" style:family="text">
      <style:text-properties fo:color="#ff3333" style:font-name="Liberation Sans1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cm" svg:height="3cm" svg:x="11.4cm" svg:y="7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627cm" svg:height="0.645cm" svg:x="12.48cm" svg:y="7.338cm">
            <draw:text-box>
              <text:p text:style-name="P2"><text:span text:style-name="T1">Compartment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3:54:32.233857115</meta:creation-date>
    <dc:date>2016-01-08T13:59:18.396917774</dc:date>
    <meta:editing-duration>PT4M50S</meta:editing-duration>
    <meta:editing-cycles>1</meta:editing-cycles>
    <meta:document-statistic meta:object-count="26"/>
    <meta:generator>LibreOffice/5.0.2.2$Linux_X86_64 LibreOffice_project/00m0$Build-2</meta:generator>
  </office:meta>
</office:document-meta>
</file>